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font-weight="bold" officeooo:rsid="0004a110" officeooo:paragraph-rsid="0004a11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6pt" fo:font-weight="bold" officeooo:rsid="0004a110" officeooo:paragraph-rsid="0004a11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normal" officeooo:rsid="0004a110" officeooo:paragraph-rsid="0004a11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2pt" fo:font-weight="normal" officeooo:rsid="0004a110" officeooo:paragraph-rsid="0004a11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fo:font-weight="bold" officeooo:rsid="00060f15" officeooo:paragraph-rsid="00060f15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6pt" fo:letter-spacing="normal" fo:font-style="normal" fo:font-weight="bold" officeooo:rsid="0004a110" officeooo:paragraph-rsid="0004a11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rsid="0004a110" officeooo:paragraph-rsid="0004a11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4a110"/>
    </style:style>
    <style:style style:name="P9" style:family="paragraph" style:parent-style-name="Standard">
      <style:paragraph-properties fo:text-align="start" style:justify-single-word="false"/>
      <style:text-properties style:font-name="Calibri" fo:font-size="16pt" fo:font-weight="bold" officeooo:rsid="0004a110" officeooo:paragraph-rsid="0004a110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style:font-name="Calibri" fo:font-size="16pt" fo:letter-spacing="normal" fo:font-style="normal" fo:font-weight="bold" officeooo:rsid="0004a110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000000" style:font-name="Calibri" fo:font-size="16pt" fo:letter-spacing="normal" fo:font-style="normal" fo:font-weight="bold" officeooo:rsid="0009c5d4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D Java</text:p>
      <text:p text:style-name="P1"/>
      <text:p text:style-name="P5"><text:a xlink:type="simple" xlink:href="https://books.google.fr/books?id=NKONAgAAQBAJ&amp;pg=PA95&amp;lpg=PA95&amp;dq=how+to+paint+further+polygons+before+nearest+ones&amp;source=bl&amp;ots=A7yP4_8w3a&amp;sig=PNhbg5uFeMPDCuD91xCPEoSoeI8&amp;hl=fr&amp;sa=X&amp;ved=0ahUKEwi1svOStfDWAhXJPBoKHfjFCIcQ6AEIKjAA#v=onepage&amp;q&amp;f=true" text:style-name="Internet_20_link" text:visited-style-name="Visited_20_Internet_20_Link">https://books.google.fr/books?id=NKONAgAAQBAJ&amp;pg=PA95&amp;lpg=PA95&amp;dq=how+to+paint+further+polygons+before+nearest+ones&amp;source=bl&amp;ots=A7yP4_8w3a&amp;sig=PNhbg5uFeMPDCuD91xCPEoSoeI8&amp;hl=fr&amp;sa=X&amp;ved=0ahUKEwi1svOStfDWAhXJPBoKHfjFCIcQ6AEIKjAA#v=onepage&amp;q&amp;f=true</text:a></text:p>
      <text:p text:style-name="P1"/>
      <text:p text:style-name="P2">Rasterisation / Matricialisation : </text:p>
      <text:p text:style-name="P2"/>
      <text:p text:style-name="P4"><text:a xlink:type="simple" xlink:href="https://www.scratchapixel.com/lessons/3d-basic-rendering/rasterization-practical-implementation/perspective-correct-interpolation-vertex-attributes" text:style-name="Internet_20_link" text:visited-style-name="Visited_20_Internet_20_Link">https://www.scratchapixel.com/lessons/3d-basic-rendering/rasterization-practical-implementation/perspective-correct-interpolation-vertex-attributes</text:a></text:p>
      <text:p text:style-name="P7"/>
      <text:p text:style-name="P7"/>
      <text:p text:style-name="P8"><text:span text:style-name="T2">Z-Buffer →</text:span><text:span text:style-name="T3"> used by GPUs</text:span></text:p>
      <text:p text:style-name="P6"/>
      <text:p text:style-name="P6"/>
      <text:p text:style-name="P6">Idées : </text:p>
      <text:p text:style-name="P3"/>
      <text:p text:style-name="P3"><text:a xlink:type="simple" xlink:href="http://linuxfr.org/users/yaya/journaux/cherche-doc-z-buffer" text:style-name="Internet_20_link" text:visited-style-name="Visited_20_Internet_20_Link">http://linuxfr.org/users/yaya/journaux/cherche-doc-z-buffer</text:a></text:p>
      <text:p text:style-name="P6"/>
      <text:p text:style-name="P6">Exemple : </text:p>
      <text:p text:style-name="P6"/>
      <text:p text:style-name="P3"><text:a xlink:type="simple" xlink:href="http://mrl.nyu.edu/~perlin/zbuffer/zbuffer1.java" text:style-name="Internet_20_link" text:visited-style-name="Visited_20_Internet_20_Link"><text:span text:style-name="T1">http://mrl.nyu.edu/~perlin/zbuffer/zbuffer1.java</text:span></text:a></text:p>
      <text:p text:style-name="P7"/>
      <text:p text:style-name="P3"><text:a xlink:type="simple" xlink:href="http://underpop.online.fr/j/java/developing-games-in-java/1592730051_ch09lev1sec1.html" text:style-name="Internet_20_link" text:visited-style-name="Visited_20_Internet_20_Link"><text:span text:style-name="T1">http://underpop.online.fr/j/java/developing-games-in-java/1592730051_ch09lev1sec1.html</text:span></text:a></text:p>
      <text:p text:style-name="P7"/>
      <text:p text:style-name="P3"><text:a xlink:type="simple" xlink:href="https://stackoverflow.com/questions/26372092/z-buffering-algorithm-not-drawing-100-correctly" text:style-name="Internet_20_link" text:visited-style-name="Visited_20_Internet_20_Link"><text:span text:style-name="T1">https://stackoverflow.com/questions/26372092/z-buffering-algorithm-not-drawing-100-correctly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21:54:46.440000000</meta:creation-date>
    <dc:date>2017-10-31T17:20:59.733000000</dc:date>
    <meta:editing-duration>PT2H42M47S</meta:editing-duration>
    <meta:editing-cycles>7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11" meta:word-count="21" meta:character-count="763" meta:non-whitespace-character-count="750"/>
  </office:meta>
</office:document-meta>
</file>